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fo:min-height="6.661cm"/>
    </style:style>
    <style:style style:name="pr6" style:family="presentation" style:parent-style-name="Default-outline1">
      <style:graphic-properties draw:fill-color="#ffffff" draw:auto-grow-height="true" fo:min-height="15.695cm"/>
    </style:style>
    <style:style style:name="pr7" style:family="presentation" style:parent-style-name="Default-notes">
      <style:graphic-properties fo:min-height="6.106cm"/>
    </style:style>
    <style:style style:name="pr8" style:family="presentation" style:parent-style-name="Default-notes">
      <style:graphic-properties fo:min-height="1.666cm"/>
    </style:style>
    <style:style style:name="pr9" style:family="presentation" style:parent-style-name="Default-outline1">
      <style:graphic-properties draw:fill-color="#ffffff" draw:auto-grow-height="true" draw:fit-to-size="shrink-to-fit" fo:min-height="17.244cm"/>
    </style:style>
    <style:style style:name="pr10" style:family="presentation" style:parent-style-name="Default-notes">
      <style:graphic-properties fo:min-height="4.441cm"/>
    </style:style>
    <style:style style:name="pr11" style:family="presentation" style:parent-style-name="Default-notes">
      <style:graphic-properties fo:min-height="3.886cm"/>
    </style:style>
    <style:style style:name="pr12" style:family="presentation" style:parent-style-name="Default-outline1">
      <style:graphic-properties draw:fill-color="#ffffff" draw:auto-grow-height="true" fo:min-height="15.299cm"/>
    </style:style>
    <style:style style:name="pr13" style:family="presentation" style:parent-style-name="Default-outline1">
      <style:graphic-properties draw:fill-color="#ffffff" draw:auto-grow-height="true" fo:min-height="14.656cm"/>
    </style:style>
    <style:style style:name="pr14" style:family="presentation" style:parent-style-name="Default-title">
      <style:graphic-properties draw:fill-color="#ffffff" fo:min-height="3.256cm"/>
    </style:style>
    <style:style style:name="pr15" style:family="presentation" style:parent-style-name="Default-outline1">
      <style:graphic-properties draw:fill-color="#ffffff" fo:min-height="13.609cm"/>
    </style:style>
    <style:style style:name="pr16"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5" draw:layer="layout" svg:width="15.685cm" svg:height="6.66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list-item>
              <text:list-item>
                <text:p>Sponsor logos</text:p>
                <text:p/>
                <text:list>
                  <text:list-header>
                    <text:p text:style-name="P1"/>
                  </text:list-header>
                </text:list>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text:span text:style-name="T3">In Minnesota there should always be a pre-populated database.</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 text:style-name="P1">Unused</text:p>
                <text:list>
                  <text:list-item>
                    <text:p>Other page</text:p>
                  </text:list-item>
                  <text:list-item>
                    <text:p>Slide show – in between seeding rounds</text:p>
                    <text:list>
                      <text:list-item>
                        <text:p>Pictures must be loaded on server</text:p>
                      </text:list-item>
                    </text:list>
                  </text:list-item>
                </text:list>
              </text:list-item>
              <text:list-item>
                <text:p text:style-name="P1">Sharing projector with cameras</text:p>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7" draw:layer="layout" svg:width="15.685cm" svg:height="6.106cm" svg:x="2.95cm" svg:y="13.318cm" presentation:class="notes" presentation:user-transformed="true">
            <draw:text-box>
              <text:p>In Minnesota the slide show is only used at the state tournament and in recent years (after 2013) has been replaced by a presentation put together on another computer.</text:p>
              <text:p/>
              <text:p>If the projector is shared between the computer and the cameras for the performance tables (done at Minnesota state), make sure to have someone dedicated to switch the display inputs.</text:p>
              <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8"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9"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0"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1"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heck that seeding rounds are complete</text:p>
              </text:list-item>
              <text:list-item>
                <text:p text:style-name="P1">Initializing brackets</text:p>
                <text:list>
                  <text:list-item>
                    <text:p>Select “Use the best score from the seeding rounds” when prompted for bracket sort.</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8" draw:layer="layout" svg:width="15.685cm" svg:height="1.666cm" svg:x="2.95cm" svg:y="13.318cm" presentation:class="notes" presentation:user-transformed="true">
            <draw:text-box>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layoff Brackets</text:p>
          </draw:text-box>
        </draw:frame>
        <draw:frame presentation:style-name="pr12" draw:text-style-name="P5" draw:layer="layout" svg:width="25.199cm" svg:height="15.299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3" draw:text-style-name="P5" draw:layer="layout" svg:width="25.199cm" svg:height="14.656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4" draw:text-style-name="P2" draw:layer="layout" svg:width="25.199cm" svg:height="3.256cm" svg:x="1.4cm" svg:y="0.962cm" presentation:class="title" presentation:user-transformed="true">
          <draw:text-box>
            <text:p text:style-name="P1">Tournament Reporting (cont.)</text:p>
          </draw:text-box>
        </draw:frame>
        <draw:frame presentation:style-name="pr15" draw:text-style-name="P5" draw:layer="layout" svg:width="25.199cm" svg:height="13.609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6" draw:text-style-name="P5" draw:layer="layout" svg:width="25.199cm" svg:height="14.544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5.2$Linux_X86_64 LibreOffice_project/00m0$Build-2</meta:generator>
    <meta:initial-creator>Dan Churchill</meta:initial-creator>
    <meta:creation-date>2006-11-29T00:34:04</meta:creation-date>
    <dc:date>2016-06-07T17:58:26.875774549</dc:date>
    <meta:editing-cycles>48</meta:editing-cycles>
    <meta:editing-duration>PT18H1M43S</meta:editing-duration>
    <meta:print-date>2015-10-24T17:53:23.399269018</meta:print-date>
    <meta:document-statistic meta:object-count="83"/>
    <meta:user-defined meta:name="Info 1"/>
    <meta:user-defined meta:name="Info 2"/>
    <meta:user-defined meta:name="Info 3"/>
    <meta:user-defined meta:name="Info 4"/>
  </office:meta>
</office:document-meta>
</file>